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s.clear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View.expandTr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rrors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View.setMessag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View.nodeSelected( TreeNode tree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s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View.IteratorView( String fi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3">
            <text:p text:style-name="Table_20_Contents">143</text:p>
          </table:table-cell>
        </table:table-row>
        <table:table-row>
          <table:table-cell office:value-type="string">
            <text:p text:style-name="Table_20_Contents">IteratorView.main( String arg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teratorView.valueChanged( List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teratorView.getPreferr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.store( SAXParseException ex , String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teratorView.windowClosing( java . awt . event .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View.actionPerformed( ActionEvent e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28">
            <text:p text:style-name="Table_20_Contents">128</text:p>
          </table:table-cell>
        </table:table-row>
        <table:table-row>
          <table:table-cell office:value-type="string">
            <text:p text:style-name="Table_20_Contents">Errors.getError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View.valueChanged( TreeSele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s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.getError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